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UADROS ZAMORA, JULIO MAR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82673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00127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UADROS ZAMORA, JULIO MAR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826730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3841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401084</text:p>
          </table:table-cell>
          <table:table-cell table:style-name="Tabla2.D3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717844</text:p>
          </table:table-cell>
          <table:table-cell table:style-name="Tabla2.D4" office:value-type="string">
            <text:p text:style-name="P23">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34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